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9.0069in" table:align="center" style:writing-mode="lr-tb"/>
    </style:style>
    <style:style style:name="Tabela1.A" style:family="table-column">
      <style:table-column-properties style:column-width="3.0799in"/>
    </style:style>
    <style:style style:name="Tabela1.B" style:family="table-column">
      <style:table-column-properties style:column-width="1.2979in"/>
    </style:style>
    <style:style style:name="Tabela1.C" style:family="table-column">
      <style:table-column-properties style:column-width="0.1347in"/>
    </style:style>
    <style:style style:name="Tabela1.D" style:family="table-column">
      <style:table-column-properties style:column-width="0.7382in"/>
    </style:style>
    <style:style style:name="Tabela1.E" style:family="table-column">
      <style:table-column-properties style:column-width="1.9347in"/>
    </style:style>
    <style:style style:name="Tabela1.F" style:family="table-column">
      <style:table-column-properties style:column-width="0.1875in"/>
    </style:style>
    <style:style style:name="Tabela1.G" style:family="table-column">
      <style:table-column-properties style:column-width="0.5146in"/>
    </style:style>
    <style:style style:name="Tabela1.H" style:family="table-column">
      <style:table-column-properties style:column-width="1.1194in"/>
    </style:style>
    <style:style style:name="Tabela1.1" style:family="table-row">
      <style:table-row-properties style:min-row-height="0.1944in" style:keep-together="true" fo:keep-together="auto"/>
    </style:style>
    <style:style style:name="Tabela1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E1" style:family="table-cell">
      <style:table-cell-properties style:vertical-align="bottom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G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top" fo:background-color="#c0c0c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E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G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ela1.3" style:family="table-row">
      <style:table-row-properties style:min-row-height="0.3333in" style:keep-together="true" fo:keep-together="auto"/>
    </style:style>
    <style:style style:name="Tabela1.A3" style:family="table-cell">
      <style:table-cell-properties style:vertical-align="bottom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ela1.4" style:family="table-row">
      <style:table-row-properties style:keep-together="true" fo:keep-together="auto"/>
    </style:style>
    <style:style style:name="Tabela1.A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ela1.A5" style:family="table-cell">
      <style:table-cell-properties style:vertical-align="bottom"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Tabela1.7" style:family="table-row">
      <style:table-row-properties style:min-row-height="0.2188in" style:keep-together="true" fo:keep-together="auto"/>
    </style:style>
    <style:style style:name="Tabela1.A7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F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.11" style:family="table-row">
      <style:table-row-properties style:min-row-height="0.2708in" style:keep-together="true" fo:keep-together="auto"/>
    </style:style>
    <style:style style:name="Tabela1.A12" style:family="table-cell">
      <style:table-cell-properties style:vertical-align="bottom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H12" style:family="table-cell">
      <style:table-cell-properties style:vertical-align="bottom" fo:padding-left="0.075in" fo:padding-right="0.075in" fo:padding-top="0in" fo:padding-bottom="0in" fo:border="0.0069in solid #000000" style:writing-mode="lr-tb"/>
    </style:style>
    <style:style style:name="P1" style:family="paragraph" style:parent-style-name="Heading_20_3">
      <style:paragraph-properties fo:text-align="center" style:justify-single-word="false" style:snap-to-layout-grid="false"/>
    </style:style>
    <style:style style:name="P2" style:family="paragraph" style:parent-style-name="Heading_20_3">
      <style:paragraph-properties fo:margin-top="0.0555in" fo:margin-bottom="0.055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  <style:text-properties fo:font-size="8pt" fo:language="none" fo:country="none" style:font-size-asian="8pt" style:language-asian="none" style:country-asian="none" style:font-size-complex="8pt"/>
    </style:style>
    <style:style style:name="P5" style:family="paragraph" style:parent-style-name="Footer">
      <style:paragraph-properties>
        <style:tab-stops>
          <style:tab-stop style:position="4.3335in"/>
          <style:tab-stop style:position="8.8335in"/>
        </style:tab-stops>
      </style:paragraph-properties>
    </style:style>
    <style:style style:name="P6" style:family="paragraph" style:parent-style-name="Header">
      <style:paragraph-properties fo:text-align="center" style:justify-single-word="false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</style:style>
    <style:style style:name="P7" style:family="paragraph" style:parent-style-name="Header">
      <style:paragraph-properties fo:text-align="center" style:justify-single-word="false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weight="bold" style:font-weight-asian="bold" style:font-name-complex="Arial" style:font-weight-complex="bold"/>
    </style:style>
    <style:style style:name="P8" style:family="paragraph" style:parent-style-name="Header">
      <style:text-properties fo:font-size="8pt" style:font-size-asian="8pt" style:font-size-complex="8pt"/>
    </style:style>
    <style:style style:name="P9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10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P11" style:family="paragraph" style:parent-style-name="Header">
      <style:text-properties fo:font-size="8pt" fo:language="none" fo:country="none" style:font-size-asian="8pt" style:language-asian="none" style:country-asian="none" style:font-size-complex="8pt"/>
    </style:style>
    <style:style style:name="P12" style:family="paragraph" style:parent-style-name="Title">
      <style:paragraph-properties fo:text-align="end" style:justify-single-word="false"/>
      <style:text-properties fo:language="pt" fo:country="BR"/>
    </style:style>
    <style:style style:name="P1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4" style:family="paragraph" style:parent-style-name="Title">
      <style:paragraph-properties fo:margin-top="0.0835in" fo:margin-bottom="0in" fo:text-align="end" style:justify-single-word="false"/>
    </style:style>
    <style:style style:name="P15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 style:master-page-name="First_20_Page">
      <style:paragraph-properties fo:text-align="end" style:justify-single-word="false" style:page-number="auto"/>
      <style:text-properties fo:language="pt" fo:country="BR"/>
    </style:style>
    <style:style style:name="P17" style:family="paragraph" style:parent-style-name="Heading_20_4">
      <style:paragraph-properties fo:text-align="center" style:justify-single-word="false" style:snap-to-layout-grid="false"/>
    </style:style>
    <style:style style:name="P18" style:family="paragraph" style:parent-style-name="Heading_20_4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Heading_20_4">
      <style:paragraph-properties fo:margin-top="0in" fo:margin-bottom="0in" style:snap-to-layout-gri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text-properties style:language-asian="en" style:country-asian="US"/>
    </style:style>
    <style:style style:name="P2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2" style:family="paragraph" style:parent-style-name="Standard">
      <style:paragraph-properties fo:text-align="center" style:justify-single-word="false" style:snap-to-layout-grid="false"/>
    </style:style>
    <style:style style:name="P2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.0835in" fo:margin-bottom="0in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31" style:family="paragraph" style:parent-style-name="Standard">
      <style:paragraph-properties fo:margin-top="0.0555in" fo:margin-bottom="0.0555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paragraph-properties fo:margin-top="0.0555in" fo:margin-bottom="0.0555in" fo:text-align="center" style:justify-single-word="false" style:snap-to-layout-grid="false"/>
      <style:text-properties fo:color="#008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28in" fo:margin-bottom="0in" style:snap-to-layout-grid="false"/>
    </style:style>
    <style:style style:name="P34" style:family="paragraph" style:parent-style-name="Text_20_body">
      <style:paragraph-properties fo:margin-left="0.3335in" fo:margin-right="0in" fo:text-align="justify" style:justify-single-word="false" fo:text-indent="0in" style:auto-text-indent="false"/>
    </style:style>
    <style:style style:name="P35" style:family="paragraph">
      <style:paragraph-properties style:writing-mode="lr-tb"/>
    </style:style>
    <style:style style:name="T1" style:family="text">
      <style:text-properties fo:language="pt" fo:country="BR"/>
    </style:style>
    <style:style style:name="T2" style:family="text">
      <style:text-properties fo:font-size="16pt" fo:language="pt" fo:country="BR" fo:font-weight="normal" style:font-size-asian="16pt" style:font-weight-asian="normal" style:font-size-complex="16pt"/>
    </style:style>
    <style:style style:name="T3" style:family="text">
      <style:text-properties fo:font-size="16pt" fo:language="pt" fo:country="BR" style:font-size-asian="16pt" style:font-size-complex="16pt"/>
    </style:style>
    <style:style style:name="T4" style:family="text">
      <style:text-properties fo:font-size="10pt" fo:font-weight="bold" style:font-size-asian="10pt" style:font-weight-asian="bold" style:font-name-complex="Arial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color="#008000" fo:font-size="10pt" fo:font-weight="bold" style:font-size-asian="10pt" style:font-weight-asian="bold" style:font-name-complex="Arial" style:font-weight-complex="bold"/>
    </style:style>
    <style:style style:name="T10" style:family="text">
      <style:text-properties fo:color="#008000" style:font-name="Arial" fo:font-size="10pt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fo:color="#008000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fo:color="#008000"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style:font-size-asian="10pt" style:font-name-complex="Arial" style:font-size-complex="10pt"/>
    </style:style>
    <style:style style:name="T15" style:family="text">
      <style:text-properties style:font-name="Arial" fo:font-size="10pt" fo:language="en" fo:country="US" style:font-size-asian="10pt" style:font-name-complex="Arial" style:font-size-complex="10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fo:language="none" fo:country="none" style:font-size-asian="8pt" style:language-asian="none" style:country-asian="none" style:font-size-complex="8pt"/>
    </style:style>
    <style:style style:name="T18" style:family="text">
      <style:text-properties fo:font-size="9pt" style:font-size-asian="9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2"/>
      <text:p text:style-name="P20"/>
      <text:p text:style-name="P13">Termo de Aceite </text:p>
      <text:p text:style-name="P29"/>
      <text:p text:style-name="P21"/>
      <text:p text:style-name="P21"/>
      <text:p text:style-name="P21"/>
      <text:p text:style-name="P13">Nome do Projeto - Versão 9.9</text:p>
      <text:p text:style-name="P15">Nome do Módulo - Release 9.9</text:p>
      <text:p text:style-name="P21"/>
      <text:p text:style-name="P21"/>
      <text:p text:style-name="P21"/>
      <text:p text:style-name="P21"/>
      <text:p text:style-name="P14"><text:span text:style-name="T2">Versão do Documento:</text:span><text:span text:style-name="T3"> 9.9</text:span></text:p>
      <text:p text:style-name="P30"/>
      <text:p text:style-name="P23">Termo de Aceite</text:p>
      <text:p text:style-name="P2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table:number-rows-spanned="2" table:number-columns-spanned="4" office:value-type="string">
            <text:p text:style-name="P6"><text:span text:style-name="T4">Indicação de aceite de entrega para </text:span><text:span text:style-name="T9"><text:title>&lt;Nome do Projeto&gt;</text:title></text:span></text:p>
          </table:table-cell>
          <table:covered-table-cell/>
          <table:covered-table-cell/>
          <table:covered-table-cell/>
          <table:table-cell table:style-name="Tabela1.E1" table:number-columns-spanned="2" office:value-type="string">
            <text:p text:style-name="P31">DL ID</text:p>
          </table:table-cell>
          <table:covered-table-cell/>
          <table:table-cell table:style-name="Tabela1.G1" table:number-columns-spanned="2" office:value-type="string">
            <text:h text:style-name="P2" text:outline-level="3">Dated</text:h>
          </table:table-cell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2" office:value-type="string">
            <text:p text:style-name="P32">&lt;XXXX&gt;</text:p>
          </table:table-cell>
          <table:covered-table-cell/>
          <table:table-cell table:style-name="Tabela1.G2" table:number-columns-spanned="2" office:value-type="string">
            <text:p text:style-name="P22"><text:span text:style-name="T10">&lt;dd MMM </text:span><text:span text:style-name="T11">yyyy</text:span><text:span text:style-name="T10">&gt;</text:span></text:p>
          </table:table-cell>
          <table:covered-table-cell/>
        </table:table-row>
        <table:table-row table:style-name="Tabela1.3">
          <table:table-cell table:style-name="Tabela1.A3" table:number-columns-spanned="8" office:value-type="string">
            <text:h text:style-name="P19" text:outline-level="4">Detalhe da Entrega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4" table:number-columns-spanned="8" office:value-type="string">
            <text:p text:style-name="P33"><text:span text:style-name="T14">O seguinte Deliverable projeto, definida como </text:span><text:span text:style-name="T10">&lt;nome&gt;</text:span><text:span text:style-name="T13">,</text:span><text:span text:style-name="T14"> foi revisto pela ANCINE, entregue e formalmente aceito pelo </text:span><text:span text:style-name="T10"><text:title>&lt;Nome do Projeto&gt;</text:title></text:span><text:span text:style-name="T1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5" table:number-columns-spanned="8" office:value-type="string">
            <text:h text:style-name="P17" text:outline-level="4"><text:span text:style-name="T14">Componentes do </text:span><text:span text:style-name="T15">Deliverable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1" table:number-columns-spanned="3" office:value-type="string">
            <text:p text:style-name="P24">Descrição</text:p>
          </table:table-cell>
          <table:covered-table-cell/>
          <table:covered-table-cell/>
          <table:table-cell table:style-name="Tabela1.A1" table:number-columns-spanned="2" office:value-type="string">
            <text:h text:style-name="P1" text:outline-level="3"><text:span text:style-name="T6">Identificador do Componente </text:span><text:span text:style-name="T7">(</text:span><text:span text:style-name="T8">Version</text:span><text:span text:style-name="T7">/nivel/SN/Data)</text:span></text:h>
          </table:table-cell>
          <table:covered-table-cell/>
          <table:table-cell table:style-name="Tabela1.G1" table:number-columns-spanned="3" office:value-type="string">
            <text:h text:style-name="P1" text:outline-level="3"><text:span text:style-name="T6">Tipo </text:span><text:span text:style-name="T7">(HW/SW/Doc)</text:span></text:h>
          </table:table-cell>
          <table:covered-table-cell/>
          <table:covered-table-cell/>
        </table:table-row>
        <table:table-row table:style-name="Tabela1.7">
          <table:table-cell table:style-name="Tabela1.A7" table:number-columns-spanned="3" office:value-type="string">
            <text:p text:style-name="P25"/>
          </table:table-cell>
          <table:covered-table-cell/>
          <table:covered-table-cell/>
          <table:table-cell table:style-name="Tabela1.A7" table:number-columns-spanned="2" office:value-type="string">
            <text:p text:style-name="P26"/>
          </table:table-cell>
          <table:covered-table-cell/>
          <table:table-cell table:style-name="Tabela1.F7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ela1.4">
          <table:table-cell table:style-name="Tabela1.A7" table:number-columns-spanned="3" office:value-type="string">
            <text:p text:style-name="P26"/>
          </table:table-cell>
          <table:covered-table-cell/>
          <table:covered-table-cell/>
          <table:table-cell table:style-name="Tabela1.A7" table:number-columns-spanned="2" office:value-type="string">
            <text:p text:style-name="P26"/>
          </table:table-cell>
          <table:covered-table-cell/>
          <table:table-cell table:style-name="Tabela1.F7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ela1.4">
          <table:table-cell table:style-name="Tabela1.A7" table:number-columns-spanned="3" office:value-type="string">
            <text:p text:style-name="P26"/>
          </table:table-cell>
          <table:covered-table-cell/>
          <table:covered-table-cell/>
          <table:table-cell table:style-name="Tabela1.A7" table:number-columns-spanned="2" office:value-type="string">
            <text:p text:style-name="P26"/>
          </table:table-cell>
          <table:covered-table-cell/>
          <table:table-cell table:style-name="Tabela1.F7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ela1.4">
          <table:table-cell table:style-name="Tabela1.A5" table:number-columns-spanned="8" office:value-type="string">
            <text:h text:style-name="P18" text:outline-level="4">Indicação de Entrega da STI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1" office:value-type="string">
            <text:p text:style-name="P24">&lt;Nome STI&gt;/&lt;Titulo&gt;</text:p>
          </table:table-cell>
          <table:table-cell table:style-name="Tabela1.A1" office:value-type="string">
            <text:p text:style-name="P24">Data revisão e aprovada</text:p>
          </table:table-cell>
          <table:table-cell table:style-name="Tabela1.A1" table:number-columns-spanned="5" office:value-type="string">
            <text:p text:style-name="P24">&lt;Nome STI&gt;/&lt;Titulo&gt;</text:p>
          </table:table-cell>
          <table:covered-table-cell/>
          <table:covered-table-cell/>
          <table:covered-table-cell/>
          <table:covered-table-cell/>
          <table:table-cell table:style-name="Tabela1.G1" office:value-type="string">
            <text:p text:style-name="P24">Entregue em</text:p>
          </table:table-cell>
        </table:table-row>
        <table:table-row table:style-name="Tabela1.3">
          <table:table-cell table:style-name="Tabela1.A12" office:value-type="string">
            <text:p text:style-name="P25"/>
          </table:table-cell>
          <table:table-cell table:style-name="Tabela1.A12" office:value-type="string">
            <text:p text:style-name="P24"/>
          </table:table-cell>
          <table:table-cell table:style-name="Tabela1.A12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Tabela1.H12" office:value-type="string">
            <text:p text:style-name="P24"/>
          </table:table-cell>
        </table:table-row>
        <table:table-row table:style-name="Tabela1.4">
          <table:table-cell table:style-name="Tabela1.A5" table:number-columns-spanned="8" office:value-type="string">
            <text:h text:style-name="P17" text:outline-level="4"><text:span text:style-name="T12"><text:title>&lt;Nome do Projeto&gt;</text:title></text:span><text:span text:style-name="T14"> Indicação de Aceitação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1" office:value-type="string">
            <text:p text:style-name="P24">&lt;Nome do cliente&gt;/&lt;Titulo&gt;</text:p>
          </table:table-cell>
          <table:table-cell table:style-name="Tabela1.A1" office:value-type="string">
            <text:p text:style-name="P24">Recebido em</text:p>
          </table:table-cell>
          <table:table-cell table:style-name="Tabela1.A1" table:number-columns-spanned="5" office:value-type="string">
            <text:p text:style-name="P24">&lt;Nome do Cliente&gt;/&lt;Titulo&gt;</text:p>
          </table:table-cell>
          <table:covered-table-cell/>
          <table:covered-table-cell/>
          <table:covered-table-cell/>
          <table:covered-table-cell/>
          <table:table-cell table:style-name="Tabela1.G1" office:value-type="string">
            <text:p text:style-name="P24">Aceite em</text:p>
          </table:table-cell>
        </table:table-row>
        <table:table-row table:style-name="Tabela1.3">
          <table:table-cell table:style-name="Tabela1.A12" office:value-type="string">
            <text:p text:style-name="P27"/>
          </table:table-cell>
          <table:table-cell table:style-name="Tabela1.A12" office:value-type="string">
            <text:p text:style-name="P28"/>
          </table:table-cell>
          <table:table-cell table:style-name="Tabela1.A12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ela1.H12" office:value-type="string">
            <text:p text:style-name="P28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1665in" fo:text-indent="0in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>
        <style:tab-stops>
          <style:tab-stop style:position="0.3335in"/>
          <style:tab-stop style:position="9.6665in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335in" fo:margin-right="0in" fo:margin-top="0.0835in" fo:margin-bottom="0in" fo:text-indent="0in" style:auto-text-indent="false">
        <style:tab-stops>
          <style:tab-stop style:position="6.6409in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0.5835in"/>
          <style:tab-stop style:position="9.6665in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6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6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6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in" fo:margin-bottom="0.0835in" fo:line-height="200%"/>
    </style:style>
    <style:style style:name="Com_20_marcadores_20_2" style:display-name="Com marcadores 2" style:family="paragraph" style:parent-style-name="Standard" style:list-style-name="WW8Num26">
      <style:paragraph-properties fo:margin-top="0in" fo:margin-bottom="0.1665in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>
      <style:paragraph-properties fo:margin-top="0.0835in" fo:margin-bottom="0.0835in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7">
      <style:paragraph-properties fo:margin-left="0.5in" fo:margin-right="0in" fo:margin-top="0in" fo:margin-bottom="0.1665in" fo:line-height="100%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Numerada" style:family="paragraph" style:parent-style-name="Standard" style:list-style-name="WW8StyleNum1">
      <style:paragraph-properties fo:margin-left="1.0835in" fo:margin-right="0in" fo:text-indent="-0.25in" style:auto-text-indent="false"/>
      <style:text-properties style:font-name="Arial" fo:language="en" fo:country="US" style:font-size-complex="10pt"/>
    </style:style>
    <style:style style:name="Com_20_marcadores" style:display-name="Com marcadores" style:family="paragraph" style:parent-style-name="Standard" style:list-style-name="WW8Num1">
      <style:paragraph-properties fo:margin-left="0.5835in" fo:margin-right="0in" fo:margin-top="0in" fo:margin-bottom="0.1665in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fo:font-size="12pt" style:font-size-asian="12pt" style:font-name-complex="Times New Roman"/>
    </style:style>
    <style:style style:name="WW8Num7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/>
    </style:style>
    <style:style style:name="WW8Num20z0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style:font-name="Wingdings" fo:font-size="8pt" style:font-size-asian="8pt" style:font-size-complex="8pt"/>
    </style:style>
    <style:style style:name="WW8Num31z1" style:family="text">
      <style:text-properties fo:font-size="8pt" style:font-size-asian="8pt" style:font-size-complex="8pt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1z4" style:family="text">
      <style:text-properties style:font-name="Courier New" style:font-name-complex="Courier New"/>
    </style:style>
    <style:style style:name="WW8Num32z0" style:family="text">
      <style:text-properties style:font-name="Times New Roman" fo:font-size="12pt" style:font-size-asian="12pt" style:font-name-complex="Times New Roman"/>
    </style:style>
    <style:style style:name="WW8Num34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835in" fo:text-indent="-0.3335in" fo:margin-left="0.58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1" style:num-format="1" text:start-value="4" text:display-levels="2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043in" fo:text-indent="-0.2709in" fo:margin-left="1.104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835in" fo:text-indent="-0.75in" fo:margin-left="1.583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835in" fo:text-indent="-0.75in" fo:margin-left="1.58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8335in" fo:text-indent="-1in" fo:margin-left="1.833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8335in" fo:text-indent="-1in" fo:margin-left="1.833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0835in" fo:text-indent="-1.25in" fo:margin-left="2.083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0835in" fo:text-indent="-1.25in" fo:margin-left="2.0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41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8335in" fo:text-indent="-0.1252in" fo:margin-left="1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3335in" fo:text-indent="-0.1252in" fo:margin-left="3.3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335in" fo:text-indent="-0.25in" fo:margin-left="3.833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3335in" fo:text-indent="-0.25in" fo:margin-left="4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8335in" fo:text-indent="-0.1252in" fo:margin-left="4.8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5.0417in" fo:text-indent="-0.25in" fo:margin-left="5.0417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5417in" fo:text-indent="-0.25in" fo:margin-left="5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2z0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0.075in" fo:margin-left="-0.075in" table:align="left" style:writing-mode="lr-tb"/>
    </style:style>
    <style:style style:name="Tabela2.A" style:family="table-column">
      <style:table-column-properties style:column-width="5.7417in"/>
    </style:style>
    <style:style style:name="Tabela2.B" style:family="table-column">
      <style:table-column-properties style:column-width="4.3333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2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Header">
      <style:text-properties fo:font-size="8pt" fo:language="none" fo:country="none" style:font-size-asian="8pt" style:language-asian="none" style:country-asian="none" style:font-size-complex="8pt"/>
    </style:style>
    <style:style style:name="MP3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MP5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  <style:text-properties fo:font-size="8pt" fo:language="none" fo:country="none" style:font-size-asian="8pt" style:language-asian="none" style:country-asian="none" style:font-size-complex="8pt"/>
    </style:style>
    <style:style style:name="MP6" style:family="paragraph" style:parent-style-name="Footer">
      <style:paragraph-properties>
        <style:tab-stops>
          <style:tab-stop style:position="4.3335in"/>
          <style:tab-stop style:position="8.8335in"/>
        </style:tab-stops>
      </style:paragraph-properties>
    </style:style>
    <style:style style:name="MP7" style:family="paragraph">
      <style:paragraph-properties style:writing-mode="lr-tb"/>
    </style:style>
    <style:style style:name="MP8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none" fo:country="none" style:font-size-asian="8pt" style:language-asian="none" style:country-asian="none" style:font-size-complex="8pt"/>
    </style:style>
    <style:style style:name="MT3" style:family="text">
      <style:text-properties fo:font-size="9pt" style:font-size-asian="9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11.6925in" fo:page-height="8.2673in" style:num-format="1" style:print-orientation="landscape" fo:margin-top="0in" fo:margin-bottom="0.7244in" fo:margin-left="0.7874in" fo:margin-right="0.7874in" style:writing-mode="lr-tb" style:layout-grid-color="#c0c0c0" style:layout-grid-lines="33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346in" fo:margin-bottom="0.7957in" style:dynamic-spacing="true"/>
      </style:header-style>
      <style:footer-style>
        <style:header-footer-properties fo:min-height="0.3783in" fo:margin-top="0.3398in" style:dynamic-spacing="true"/>
      </style:footer-style>
    </style:page-layout>
    <style:page-layout style:name="Mpm2">
      <style:page-layout-properties fo:page-width="11.6925in" fo:page-height="8.2673in" style:num-format="1" style:print-orientation="landscape" fo:margin-top="0in" fo:margin-bottom="1.1028in" fo:margin-left="0.7874in" fo:margin-right="0.7874in" style:writing-mode="lr-tb" style:layout-grid-color="#c0c0c0" style:layout-grid-lines="31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346in" fo:margin-bottom="0.795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2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3"/>
            </table:table-cell>
            <table:table-cell table:style-name="Tabela2.B1" office:value-type="string">
              <text:p text:style-name="MP4"><text:span text:style-name="MT1"/></text:p>
            </table:table-cell>
          </table:table-row>
        </table:table>
        <text:p text:style-name="MP1"/>
      </style:header>
      <style:footer>
        <text:p text:style-name="MP5"/>
        <text:p text:style-name="MP6"><draw:custom-shape text:anchor-type="char" draw:z-index="0" draw:style-name="Mgr1" draw:text-style-name="MP7" svg:width="11.8114in" svg:height="0.024in" svg:x="-1in" svg:y="-0.0902in"><text:p/><draw:enhanced-geometry svg:viewBox="0 0 21600 21600" draw:type="rectangle" draw:enhanced-path="M 0 0 L 21600 0 21600 21600 0 21600 0 0 Z N"/></draw:custom-shape><text:span text:style-name="MT2">Nome ou Sigla do Sistema</text:span><text:span text:style-name="Page_20_Number"><text:span text:style-name="MT1"> - Termo de Aceite</text:span></text:span><text:span text:style-name="Page_20_Number"><text:span text:style-name="MT3"><text:tab/></text:span></text:span><text:span text:style-name="Page_20_Number"><text:span text:style-name="MT1">mds - tma - abc - a</text:span></text:span><text:span text:style-name="Page_20_Number"><text:span text:style-name="MT3"><text:tab/></text:span></text:span><text:span text:style-name="Page_20_Number"><text:span text:style-name="MT1">Página </text:span>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1"><text:page-count style:num-format="1">2</text:page-count></text:span></text:span></text:p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10:59:52.93</meta:creation-date>
    <meta:editing-cycles>2</meta:editing-cycles>
    <meta:editing-duration>PT00H01M08S</meta:editing-duration>
    <meta:initial-creator>Lena Lúcia de Moraes</meta:initial-creator>
    <meta:generator>BrOffice.org/3.0$Win32 OpenOffice.org_project/300m9$Build-9358</meta:generator>
    <meta:document-statistic meta:table-count="2" meta:image-count="0" meta:object-count="0" meta:page-count="2" meta:paragraph-count="27" meta:word-count="121" meta:character-count="732"/>
    <dc:date>2010-02-26T11:01:00.72</dc:date>
    <dc:creator>Lena Lúcia de Moraes</dc:creator>
  </office:meta>
</office:document-meta>
</file>